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ascadia Code Light" svg:font-family="'Cascadia Code Light'" style:font-adornments="Light" style:font-family-generic="modern" style:font-pitch="fixed"/>
    <style:font-face style:name="Cascadia Mono Light" svg:font-family="'Cascadia Mono Light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4154e" officeooo:paragraph-rsid="0014154e" style:font-weight-asian="bold" style:font-weight-complex="bold"/>
    </style:style>
    <style:style style:name="P2" style:family="paragraph" style:parent-style-name="Standard">
      <style:text-properties style:font-name="Arial1" fo:font-weight="bold" officeooo:rsid="0014154e" officeooo:paragraph-rsid="00149631" style:font-weight-asian="bold" style:font-weight-complex="bold"/>
    </style:style>
    <style:style style:name="P3" style:family="paragraph" style:parent-style-name="Standard">
      <style:text-properties style:font-name="Mono" fo:font-size="10pt" fo:font-weight="bold" officeooo:rsid="0014154e" officeooo:paragraph-rsid="0014154e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5f8d1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DejaVu Sans 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T1" style:family="text">
      <style:text-properties style:font-name="Carlito" fo:font-size="10pt" fo:font-weight="normal" style:font-size-asian="8.75pt" style:font-weight-asian="normal" style:font-size-complex="10pt" style:font-weight-complex="normal"/>
    </style:style>
    <style:style style:name="T2" style:family="text">
      <style:text-properties officeooo:rsid="0015f8d1"/>
    </style:style>
    <style:style style:name="T3" style:family="text">
      <style:text-properties officeooo:rsid="001725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2"><text:span text:style-name="T1"><text:s text:c="87"/></text:span></text:p>
      <text:p text:style-name="P5">#!/bin/bash</text:p>
      <text:p text:style-name="P5"/>
      <text:p text:style-name="P5">echo "Ejercicio 1 Examen"</text:p>
      <text:p text:style-name="P5">echo ""</text:p>
      <text:p text:style-name="P5"/>
      <text:p text:style-name="P5">letra=b</text:p>
      <text:p text:style-name="P5">while [ "$letra" != "a" ] &amp;&amp; [ "$letra" != "e" ] &amp;&amp; [ "$letra" != "i" ] &amp;&amp; [ "$letra" != "o" ] &amp;&amp; [ "$letra" != "u" ]; do</text:p>
      <text:p text:style-name="P5"><text:s text:c="8"/>echo "Pulsa una vocal para empezar: "</text:p>
      <text:p text:style-name="P5"><text:s text:c="8"/>read letra</text:p>
      <text:p text:style-name="P5">done</text:p>
      <text:p text:style-name="P5"/>
      <text:p text:style-name="P5">#Ejecución del ejercicio</text:p>
      <text:p text:style-name="P5"/>
      <text:p text:style-name="P5">#Pedir datos del triángulo de la izquierda</text:p>
      <text:p text:style-name="P5">echo "De la altura del triángulo: "</text:p>
      <text:p text:style-name="P5">read alturaTri</text:p>
      <text:p text:style-name="P5">echo "De la base del triángulo: "</text:p>
      <text:p text:style-name="P5">read baseTri</text:p>
      <text:p text:style-name="P5">#Pedir datos del rectángulo exterior</text:p>
      <text:p text:style-name="P5">echo "De la altura del rectángulo exterior: "</text:p>
      <text:p text:style-name="P5">read alturaRect</text:p>
      <text:p text:style-name="P5">echo "De la base del rectángulo exterior: "</text:p>
      <text:p text:style-name="P5">read baseRect</text:p>
      <text:p text:style-name="P5">areaIzquierda=$((($baseTri*$alturaTri)/2))</text:p>
      <text:p text:style-name="P5">areaRectExterior=$(($baseRect*$alturaRect))</text:p>
      <text:p text:style-name="P5"/>
      <text:p text:style-name="P5">#Opción de la figura de la derecha</text:p>
      <text:p text:style-name="P5">opcion=$(($RANDOM%3+1))</text:p>
      <text:p text:style-name="P5">if [ $opcion -eq 1 ]; then</text:p>
      <text:p text:style-name="P5"><text:s text:c="8"/>figuraDerecha="cuadrado"</text:p>
      <text:p text:style-name="P5"><text:s text:c="8"/>echo "La figura de la derecha es un cuadrado"</text:p>
      <text:p text:style-name="P5"><text:s text:c="8"/>echo "De el lado del cuadrado: "</text:p>
      <text:p text:style-name="P5"><text:s text:c="8"/>read ladoCuadrado</text:p>
      <text:p text:style-name="P5"><text:s text:c="8"/>areaDerecha=$(($ladoCuadrado*$ladoCuadrado))</text:p>
      <text:p text:style-name="P5">elif [ $opcion -eq 2 ]; then</text:p>
      <text:p text:style-name="P5"><text:s text:c="8"/>figuraDerecha="hexágono"</text:p>
      <text:p text:style-name="P5"><text:s text:c="8"/>echo "La figura de la derecha es un hexágono"</text:p>
      <text:p text:style-name="P5"><text:s text:c="8"/>echo "De el lado del hexágono: "</text:p>
      <text:p text:style-name="P5"><text:s text:c="8"/>read ladoHex</text:p>
      <text:p text:style-name="P5"><text:s text:c="8"/>echo "De el apotema del hexágono: "</text:p>
      <text:p text:style-name="P5"><text:s text:c="8"/>read apoHex</text:p>
      <text:p text:style-name="P5"><text:s text:c="8"/>areaDerecha=$((($ladoHex*6*$apoHex)/2))</text:p>
      <text:p text:style-name="P5">elif [ $opcion -eq 3 ]; then</text:p>
      <text:p text:style-name="P5"><text:s text:c="8"/>figuraDerecha="circulo"</text:p>
      <text:p text:style-name="P5"><text:s text:c="8"/>echo "La figura de la derecha es un circulo"</text:p>
      <text:p text:style-name="P5"><text:s text:c="8"/>echo "De el radio del circulo: "</text:p>
      <text:p text:style-name="P5"><text:s text:c="8"/>read radioCir</text:p>
      <text:p text:style-name="P5"><text:s text:c="8"/>areaDerecha=$((($radioCir*$radioCir)*3))</text:p>
      <text:p text:style-name="P5">fi</text:p>
      <text:p text:style-name="P5"/>
      <text:p text:style-name="P5">#Cálculo de las áreas</text:p>
      <text:p text:style-name="P5">areaFinal=$(($areaRectExterior-($areaDerecha+$areaIzquierda)))</text:p>
      <text:p text:style-name="P5"/>
      <text:p text:style-name="P5">#Mostrar Resultados</text:p>
      <text:p text:style-name="P5">echo "El área del rectnágulo es: $areaRectExterior"</text:p>
      <text:p text:style-name="P5">echo "El área del '$figuraDerecha' es: $areaDerecha"</text:p>
      <text:p text:style-name="P5">echo "El área del triágulo es: $areaIzquierda"</text:p>
      <text:p text:style-name="P5">echo "El área Resultante es: $areaFinal"</text:p>
      <text:p text:style-name="P4"/>
      <text:p text:style-name="P8"/>
      <text:p text:style-name="P1"><text:soft-page-break/>Ejercicio 2</text:p>
      <text:p text:style-name="P3"/>
      <text:p text:style-name="P6">#!/bin/bash</text:p>
      <text:p text:style-name="P6"/>
      <text:p text:style-name="P6">echo "Ejercicio 2 - Examen"</text:p>
      <text:p text:style-name="P6">echo ""</text:p>
      <text:p text:style-name="P6"/>
      <text:p text:style-name="P6">aleatorio=$(($RANDOM%(200-100+1)+100))</text:p>
      <text:p text:style-name="P6"/>
      <text:p text:style-name="P6">Maxintentos=10</text:p>
      <text:p text:style-name="P6">acertado="no"</text:p>
      <text:p text:style-name="P6">cont=1</text:p>
      <text:p text:style-name="P6"/>
      <text:p text:style-name="P6">while [ $cont -le $Maxintentos ] || [ "$encontrado" = "no" ]; do</text:p>
      <text:p text:style-name="P6"><text:s text:c="8"/>echo "intento nº $cont"</text:p>
      <text:p text:style-name="P6"><text:s text:c="8"/>echo "De un número: "</text:p>
      <text:p text:style-name="P6"><text:s text:c="8"/>read num</text:p>
      <text:p text:style-name="P6"/>
      <text:p text:style-name="P6"><text:s text:c="8"/>if [ $num != "a" ]; then</text:p>
      <text:p text:style-name="P6"/>
      <text:p text:style-name="P6"><text:s text:c="16"/>if [ $aleatorio -lt $num ]; then</text:p>
      <text:p text:style-name="P6"><text:s text:c="24"/>echo "Tu número es mayor al de la máquina"</text:p>
      <text:p text:style-name="P6"><text:s text:c="16"/>elif [ $aletaorio -gt $num ]; then</text:p>
      <text:p text:style-name="P6"><text:s text:c="24"/>echo "Tu número es menor al de la máquina"</text:p>
      <text:p text:style-name="P6"><text:s text:c="16"/>else</text:p>
      <text:p text:style-name="P6"><text:s text:c="24"/>echo "Has acertado el número en $cont intentos"</text:p>
      <text:p text:style-name="P6"><text:s text:c="24"/>encontrado="si"</text:p>
      <text:p text:style-name="P6"><text:s text:c="24"/>exit</text:p>
      <text:p text:style-name="P6"><text:s text:c="16"/>fi</text:p>
      <text:p text:style-name="P6"/>
      <text:p text:style-name="P6"><text:s text:c="8"/>else</text:p>
      <text:p text:style-name="P6"><text:s text:c="16"/>echo "Fin del programa. Saliendo…"</text:p>
      <text:p text:style-name="P6"><text:tab/><text:tab/><text:tab/><text:span text:style-name="T3">exit</text:span></text:p>
      <text:p text:style-name="P6"><text:s text:c="8"/>fi</text:p>
      <text:p text:style-name="P6"/>
      <text:p text:style-name="P6"><text:s text:c="8"/>cont=$(($cont+1))</text:p>
      <text:p text:style-name="P6">done</text:p>
      <text:p text:style-name="P6"/>
      <text:p text:style-name="P6">#Comenzará de nuevo después de 10 intentos sin adivinar - Resetear datos</text:p>
      <text:p text:style-name="P6">if [ $acertado = "no" ]; then</text:p>
      <text:p text:style-name="P6"><text:s text:c="8"/>echo "no conseguiste adivinar - Comienza de nuevo"</text:p>
      <text:p text:style-name="P6"><text:s text:c="8"/>cont=1</text:p>
      <text:p text:style-name="P6">fi</text:p>
      <text:p text:style-name="P7"/>
      <text:p text:style-name="P6"/>
      <text:p text:style-name="P6"><text:s text:c="16"/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Ejercicio 3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ascadia Code Light" svg:font-family="'Cascadia Code Light'" style:font-adornments="Light" style:font-family-generic="modern" style:font-pitch="fixed"/>
    <style:font-face style:name="Cascadia Mono Light" svg:font-family="'Cascadia Mono Light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50:26.834000000</meta:creation-date>
    <dc:date>2025-05-14T18:10:02.941000000</dc:date>
    <meta:editing-duration>PT43M58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88" meta:word-count="369" meta:character-count="2828" meta:non-whitespace-character-count="2015"/>
  </office:meta>
</office:document-meta>
</file>